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weight="bold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weight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Liberation Serif1" fo:font-weight="normal"/>
    </style:style>
    <style:style style:name="T1" style:family="text">
      <style:text-properties fo:font-weight="normal"/>
    </style:style>
    <style:style style:name="T2" style:family="text">
      <style:text-properties style:font-name="Liberation Serif1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Problem Statement</text:p>
      <text:p text:style-name="P2"/>
      <text:p text:style-name="P3">Problem Statement 1:</text:p>
      <text:p text:style-name="P3">You survey households in your area to find the average rent they are paying. Find the</text:p>
      <text:p text:style-name="P3">standard deviation from the following data:</text:p>
      <text:p text:style-name="P3">$1550, $1700, $900, $850, $1000, $950.</text:p>
      <text:p text:style-name="P2"/>
      <text:p text:style-name="P3">ANSWER: </text:p>
      <text:p text:style-name="P4">First we need to find the mean, variance and standard deviation,</text:p>
      <text:p text:style-name="P4">Mean, X` = 1550+1700+900+850+1000+950 / 6</text:p>
      <text:p text:style-name="P4">X` = $ 1158.33</text:p>
      <text:p text:style-name="P2"/>
      <text:p text:style-name="P2"><text:span text:style-name="T1">Variance </text:span><text:span text:style-name="T2">σ² = [ (1158.3-1550)² + (1158.3-1700)² + (1158.3-900)² + (1158.3-850)² + (1158.3-1000)² + (1158.3-950)²] / 6</text:span></text:p>
      <text:p text:style-name="P5">σ² = 676787 / 6</text:p>
      <text:p text:style-name="P5">= 112797.9</text:p>
      <text:p text:style-name="P2"><text:span text:style-name="T2">Standard deviation σ = </text:span>√<text:span text:style-name="T2">112797.9 </text:span></text:p>
      <text:p text:style-name="P5">σ = 335.85</text:p>
      <text:p text:style-name="P2"/>
      <text:p text:style-name="P2"/>
      <text:p text:style-name="P3">Problem Statement 2:</text:p>
      <text:p text:style-name="P3">Find the variance for the following set of data representing trees in California (heights in</text:p>
      <text:p text:style-name="P3">feet):</text:p>
      <text:p text:style-name="P3">3, 21, 98, 203, 17, 9</text:p>
      <text:p text:style-name="P2"/>
      <text:p text:style-name="P3">Answer: </text:p>
      <text:p text:style-name="P2"/>
      <text:p text:style-name="P2"><text:span text:style-name="T1">Mean, X` = 21+3+98+203+17+9 / 6</text:span></text:p>
      <text:p text:style-name="P2"><text:span text:style-name="T1">X` = 58.5</text:span></text:p>
      <text:p text:style-name="P2"/>
      <text:p text:style-name="P2"><text:span text:style-name="T1">Variance </text:span><text:span text:style-name="T2">σ² = [(58.5-3)² + (58.5-21)² + (58.5-98)² + (58.5-203)² + (58.5-17)² +(58.5-9)²] / 6</text:span></text:p>
      <text:p text:style-name="P2"><text:span text:style-name="T2">σ² = [(3080.25 +1406.25 + 1560.25 + 20880.25 + 1722.25 + 2450.25)] / 6</text:span></text:p>
      <text:p text:style-name="P2"><text:span text:style-name="T2">σ² = 31099.5 / 6</text:span></text:p>
      <text:p text:style-name="P2"/>
      <text:p text:style-name="P2"><text:span text:style-name="T2">σ² = 5183.25</text:span> </text:p>
      <text:p text:style-name="P2"/>
      <text:p text:style-name="P2"/>
      <text:p text:style-name="P3">Problem Statement 3:</text:p>
      <text:p text:style-name="P3">In a class on 100 students, 80 students passed in all subjects, 10 failed in one subject, 7</text:p>
      <text:p text:style-name="P3">failed in two subjects and 3 failed in three subjects. Find the probability distribution of</text:p>
      <text:p text:style-name="P3">the variable for number of subjects a student from the given class has failed in.</text:p>
      <text:p text:style-name="P2"/>
      <text:p text:style-name="P3">Answer: </text:p>
      <text:p text:style-name="P4">Number of students who failed in atleast 1 subject = 10+7+3</text:p>
      <text:p text:style-name="P4">= 20</text:p>
      <text:p text:style-name="P4">Total number of students = 100</text:p>
      <text:p text:style-name="P4">Probability distribution of the variable for number of </text:p>
      <text:p text:style-name="P2"><text:span text:style-name="T1">subjects a student from the given = 20/100</text:span></text:p>
      <text:p text:style-name="P4">= 1 / 5 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20:29:20.122011550</meta:creation-date>
    <dc:date>2020-04-09T22:05:10.833666682</dc:date>
    <meta:document-statistic meta:table-count="0" meta:image-count="0" meta:object-count="0" meta:page-count="1" meta:paragraph-count="36" meta:word-count="270" meta:character-count="1385" meta:non-whitespace-character-count="1164"/>
    <meta:generator>LibreOffice/6.3.5.2$Linux_X86_64 LibreOffice_project/30$Build-2</meta:generator>
  </office:meta>
</office:document-meta>
</file>